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Text_20_body" style:list-style-name="L1">
      <style:text-properties fo:language="fr" fo:country="FR"/>
    </style:style>
    <style:style style:name="P4" style:family="paragraph" style:parent-style-name="Text_20_body" style:list-style-name="L2">
      <style:text-properties fo:language="fr" fo:country="FR"/>
    </style:style>
    <style:style style:name="P5" style:family="paragraph" style:parent-style-name="Text_20_body" style:list-style-name="L4">
      <style:text-properties fo:language="fr" fo:country="FR"/>
    </style:style>
    <style:style style:name="P6" style:family="paragraph" style:parent-style-name="Text_20_body" style:list-style-name="L5">
      <style:text-properties fo:language="fr" fo:country="FR"/>
    </style:style>
    <style:style style:name="P7" style:family="paragraph" style:parent-style-name="Text_20_body" style:list-style-name="L6">
      <style:text-properties fo:language="fr" fo:country="FR"/>
    </style:style>
    <style:style style:name="P8" style:family="paragraph" style:parent-style-name="Text_20_body" style:list-style-name="L7">
      <style:text-properties fo:language="fr" fo:country="FR"/>
    </style:style>
    <style:style style:name="P9" style:family="paragraph" style:parent-style-name="Text_20_body" style:list-style-name="L8">
      <style:text-properties fo:language="fr" fo:country="FR"/>
    </style:style>
    <style:style style:name="P10" style:family="paragraph" style:parent-style-name="Text_20_body" style:list-style-name="L9">
      <style:text-properties fo:language="fr" fo:country="FR"/>
    </style:style>
    <style:style style:name="P11" style:family="paragraph" style:parent-style-name="Text_20_body" style:list-style-name="L10">
      <style:text-properties fo:language="fr" fo:country="FR"/>
    </style:style>
    <style:style style:name="P12" style:family="paragraph" style:parent-style-name="Text_20_body" style:list-style-name="L11">
      <style:text-properties fo:language="fr" fo:country="FR"/>
    </style:style>
    <style:style style:name="P13" style:family="paragraph" style:parent-style-name="Text_20_body" style:list-style-name="L12">
      <style:text-properties fo:language="fr" fo:country="FR"/>
    </style:style>
    <style:style style:name="P14" style:family="paragraph" style:parent-style-name="Text_20_body" style:list-style-name="L13">
      <style:text-properties fo:language="fr" fo:country="FR"/>
    </style:style>
    <style:style style:name="P15" style:family="paragraph" style:parent-style-name="Text_20_body" style:list-style-name="L14">
      <style:text-properties fo:language="fr" fo:country="FR"/>
    </style:style>
    <style:style style:name="P16" style:family="paragraph" style:parent-style-name="Text_20_body" style:list-style-name="L15">
      <style:text-properties fo:language="fr" fo:country="FR"/>
    </style:style>
    <style:style style:name="P17" style:family="paragraph" style:parent-style-name="Text_20_body" style:list-style-name="L16">
      <style:text-properties fo:language="fr" fo:country="FR"/>
    </style:style>
    <style:style style:name="P18" style:family="paragraph" style:parent-style-name="Text_20_body" style:list-style-name="L17">
      <style:text-properties fo:language="fr" fo:country="FR"/>
    </style:style>
    <style:style style:name="P19" style:family="paragraph" style:parent-style-name="Text_20_body" style:list-style-name="L18">
      <style:text-properties fo:language="fr" fo:country="FR"/>
    </style:style>
    <style:style style:name="P20" style:family="paragraph" style:parent-style-name="Text_20_body" style:list-style-name="L19">
      <style:text-properties fo:language="fr" fo:country="FR"/>
    </style:style>
    <style:style style:name="P21" style:family="paragraph" style:parent-style-name="Text_20_body" style:list-style-name="L20">
      <style:text-properties fo:language="fr" fo:country="FR"/>
    </style:style>
    <style:style style:name="P22" style:family="paragraph" style:parent-style-name="Text_20_body" style:list-style-name="L21">
      <style:text-properties fo:language="fr" fo:country="FR"/>
    </style:style>
    <style:style style:name="P23" style:family="paragraph" style:parent-style-name="Text_20_body" style:list-style-name="L3">
      <style:text-properties fo:language="fr" fo:country="FR" officeooo:rsid="00040047" officeooo:paragraph-rsid="00040047"/>
    </style:style>
    <style:style style:name="P24" style:family="paragraph" style:parent-style-name="Text_20_body">
      <style:paragraph-properties>
        <style:tab-stops>
          <style:tab-stop style:position="0.2in"/>
        </style:tab-stops>
      </style:paragraph-properties>
      <style:text-properties fo:language="fr" fo:country="FR"/>
    </style:style>
    <style:style style:name="P25" style:family="paragraph" style:parent-style-name="Text_20_body">
      <style:paragraph-properties>
        <style:tab-stops>
          <style:tab-stop style:position="0.2in"/>
        </style:tab-stops>
      </style:paragraph-properties>
      <style:text-properties fo:language="fr" fo:country="FR"/>
    </style:style>
    <style:style style:name="P26" style:family="paragraph" style:parent-style-name="Text_20_body" style:list-style-name="L2">
      <style:paragraph-properties fo:margin-top="0in" fo:margin-bottom="0in" loext:contextual-spacing="false"/>
      <style:text-properties fo:language="fr" fo:country="FR"/>
    </style:style>
    <style:style style:name="P27" style:family="paragraph" style:parent-style-name="Text_20_body" style:list-style-name="L3">
      <style:paragraph-properties fo:margin-top="0in" fo:margin-bottom="0in" loext:contextual-spacing="false"/>
      <style:text-properties fo:language="fr" fo:country="FR"/>
    </style:style>
    <style:style style:name="P28" style:family="paragraph" style:parent-style-name="Text_20_body" style:list-style-name="L4">
      <style:paragraph-properties fo:margin-top="0in" fo:margin-bottom="0in" loext:contextual-spacing="false"/>
      <style:text-properties fo:language="fr" fo:country="FR"/>
    </style:style>
    <style:style style:name="P29" style:family="paragraph" style:parent-style-name="Text_20_body" style:list-style-name="L5">
      <style:paragraph-properties fo:margin-top="0in" fo:margin-bottom="0in" loext:contextual-spacing="false"/>
      <style:text-properties fo:language="fr" fo:country="FR"/>
    </style:style>
    <style:style style:name="P30" style:family="paragraph" style:parent-style-name="Text_20_body" style:list-style-name="L6">
      <style:paragraph-properties fo:margin-top="0in" fo:margin-bottom="0in" loext:contextual-spacing="false"/>
      <style:text-properties fo:language="fr" fo:country="FR"/>
    </style:style>
    <style:style style:name="P31" style:family="paragraph" style:parent-style-name="Text_20_body" style:list-style-name="L7">
      <style:paragraph-properties fo:margin-top="0in" fo:margin-bottom="0in" loext:contextual-spacing="false"/>
      <style:text-properties fo:language="fr" fo:country="FR"/>
    </style:style>
    <style:style style:name="P32" style:family="paragraph" style:parent-style-name="Text_20_body" style:list-style-name="L8">
      <style:paragraph-properties fo:margin-top="0in" fo:margin-bottom="0in" loext:contextual-spacing="false"/>
      <style:text-properties fo:language="fr" fo:country="FR"/>
    </style:style>
    <style:style style:name="P33" style:family="paragraph" style:parent-style-name="Text_20_body" style:list-style-name="L9">
      <style:paragraph-properties fo:margin-top="0in" fo:margin-bottom="0in" loext:contextual-spacing="false"/>
      <style:text-properties fo:language="fr" fo:country="FR"/>
    </style:style>
    <style:style style:name="P34" style:family="paragraph" style:parent-style-name="Text_20_body" style:list-style-name="L10">
      <style:paragraph-properties fo:margin-top="0in" fo:margin-bottom="0in" loext:contextual-spacing="false"/>
      <style:text-properties fo:language="fr" fo:country="FR"/>
    </style:style>
    <style:style style:name="P35" style:family="paragraph" style:parent-style-name="Text_20_body" style:list-style-name="L11">
      <style:paragraph-properties fo:margin-top="0in" fo:margin-bottom="0in" loext:contextual-spacing="false"/>
      <style:text-properties fo:language="fr" fo:country="FR"/>
    </style:style>
    <style:style style:name="P36" style:family="paragraph" style:parent-style-name="Text_20_body" style:list-style-name="L12">
      <style:paragraph-properties fo:margin-top="0in" fo:margin-bottom="0in" loext:contextual-spacing="false"/>
      <style:text-properties fo:language="fr" fo:country="FR"/>
    </style:style>
    <style:style style:name="P37" style:family="paragraph" style:parent-style-name="Text_20_body" style:list-style-name="L13">
      <style:paragraph-properties fo:margin-top="0in" fo:margin-bottom="0in" loext:contextual-spacing="false"/>
      <style:text-properties fo:language="fr" fo:country="FR"/>
    </style:style>
    <style:style style:name="P38" style:family="paragraph" style:parent-style-name="Text_20_body" style:list-style-name="L14">
      <style:paragraph-properties fo:margin-top="0in" fo:margin-bottom="0in" loext:contextual-spacing="false"/>
      <style:text-properties fo:language="fr" fo:country="FR"/>
    </style:style>
    <style:style style:name="P39" style:family="paragraph" style:parent-style-name="Text_20_body" style:list-style-name="L15">
      <style:paragraph-properties fo:margin-top="0in" fo:margin-bottom="0in" loext:contextual-spacing="false"/>
      <style:text-properties fo:language="fr" fo:country="FR"/>
    </style:style>
    <style:style style:name="P40" style:family="paragraph" style:parent-style-name="Text_20_body" style:list-style-name="L16">
      <style:paragraph-properties fo:margin-top="0in" fo:margin-bottom="0in" loext:contextual-spacing="false"/>
      <style:text-properties fo:language="fr" fo:country="FR"/>
    </style:style>
    <style:style style:name="P41" style:family="paragraph" style:parent-style-name="Text_20_body" style:list-style-name="L17">
      <style:paragraph-properties fo:margin-top="0in" fo:margin-bottom="0in" loext:contextual-spacing="false"/>
      <style:text-properties fo:language="fr" fo:country="FR"/>
    </style:style>
    <style:style style:name="P42" style:family="paragraph" style:parent-style-name="Text_20_body" style:list-style-name="L18">
      <style:paragraph-properties fo:margin-top="0in" fo:margin-bottom="0in" loext:contextual-spacing="false"/>
      <style:text-properties fo:language="fr" fo:country="FR"/>
    </style:style>
    <style:style style:name="P43" style:family="paragraph" style:parent-style-name="Text_20_body" style:list-style-name="L20">
      <style:paragraph-properties fo:margin-top="0in" fo:margin-bottom="0in" loext:contextual-spacing="false"/>
      <style:text-properties fo:language="fr" fo:country="FR"/>
    </style:style>
    <style:style style:name="P44" style:family="paragraph" style:parent-style-name="Text_20_body" style:list-style-name="L21">
      <style:paragraph-properties fo:margin-top="0in" fo:margin-bottom="0in" loext:contextual-spacing="false"/>
      <style:text-properties fo:language="fr" fo:country="FR"/>
    </style:style>
    <style:style style:name="P45" style:family="paragraph" style:parent-style-name="Text_20_body" style:list-style-name="L3">
      <style:paragraph-properties fo:margin-top="0in" fo:margin-bottom="0in" loext:contextual-spacing="false"/>
      <style:text-properties fo:language="fr" fo:country="FR" officeooo:rsid="000325d8" officeooo:paragraph-rsid="000325d8"/>
    </style:style>
    <style:style style:name="T1" style:family="text">
      <style:text-properties fo:language="fr" fo:country="FR"/>
    </style:style>
    <style:style style:name="T2" style:family="text">
      <style:text-properties officeooo:rsid="000325d8"/>
    </style:style>
    <style:style style:name="T3" style:family="text">
      <style:text-properties officeooo:rsid="00040047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4"/>
      <text:p text:style-name="Text_20_body"><text:span text:style-name="Strong_20_Emphasis"><text:span text:style-name="T1">1. Cahier des charges pour les services de création d'application mobile en Flutter :</text:span></text:span></text:p>
      <text:p text:style-name="Text_20_body"><text:span text:style-name="Strong_20_Emphasis"><text:span text:style-name="T1">Introduction :</text:span></text:span></text:p>
      <text:list xml:id="list115073377" text:style-name="L1">
        <text:list-item>
          <text:p text:style-name="P3">Objectif principal : Offrir des services de création d'applications mobiles performantes en utilisant Flutter.</text:p>
        </text:list-item>
      </text:list>
      <text:p text:style-name="Text_20_body"><text:span text:style-name="Strong_20_Emphasis"><text:span text:style-name="T1">Besoin client :</text:span></text:span></text:p>
      <text:list xml:id="list506483546" text:style-name="L2">
        <text:list-item>
          <text:p text:style-name="P26">Identifier les besoins spécifiques des clients en matière d'applications mobiles.</text:p>
        </text:list-item>
        <text:list-item>
          <text:p text:style-name="P4">Recueillir les exigences en termes de fonctionnalités, de design, de plateformes cibles, etc.</text:p>
        </text:list-item>
      </text:list>
      <text:p text:style-name="Text_20_body"><text:span text:style-name="Strong_20_Emphasis"><text:span text:style-name="T1">Spécifications techniques :</text:span></text:span></text:p>
      <text:list xml:id="list309491165" text:style-name="L3">
        <text:list-item>
          <text:p text:style-name="P45">Technologie utilisé : Flutter, Js</text:p>
        </text:list-item>
        <text:list-item>
          <text:p text:style-name="P27"><text:span text:style-name="T2">Plateformes de distrubution : </text:span>.</text:p>
        </text:list-item>
        <text:list-item>
          <text:p text:style-name="P23">Outils de développement : Flutter, Flutterflow, JS, TS</text:p>
        </text:list-item>
      </text:list>
      <text:p text:style-name="Text_20_body"><text:span text:style-name="Strong_20_Emphasis"><text:span text:style-name="T1">Fonctionnalités clés :</text:span></text:span></text:p>
      <text:list xml:id="list949166845" text:style-name="L4">
        <text:list-item>
          <text:p text:style-name="P28">Listez les fonctionnalités majeures de l'application (authentification, géolocalisation, notifications, etc.).</text:p>
        </text:list-item>
        <text:list-item>
          <text:p text:style-name="P5">Décrivez en détail le flux de l'application pour chaque fonctionnalité.</text:p>
        </text:list-item>
      </text:list>
      <text:p text:style-name="Text_20_body"><text:span text:style-name="Strong_20_Emphasis"><text:span text:style-name="T1">Design et expérience utilisateur :</text:span></text:span></text:p>
      <text:list xml:id="list3608803889" text:style-name="L5">
        <text:list-item>
          <text:p text:style-name="P29">Décrire les principes de conception et d'expérience utilisateur à suivre.</text:p>
        </text:list-item>
        <text:list-item>
          <text:p text:style-name="P6">Inclure des wireframes ou des maquettes pour illustrer le design souhaité. <text:span text:style-name="T3">(Figma)</text:span></text:p>
        </text:list-item>
      </text:list>
      <text:p text:style-name="Text_20_body"><text:span text:style-name="Strong_20_Emphasis"><text:span text:style-name="T1">Déploiement et maintenance :</text:span></text:span></text:p>
      <text:list xml:id="list1289579517" text:style-name="L6">
        <text:list-item>
          <text:p text:style-name="P30">Expliquer comment l'application sera déployée sur les différentes plateformes.</text:p>
        </text:list-item>
        <text:list-item>
          <text:p text:style-name="P7">Aborder la question de la maintenance, des mises à jour et de la résolution des problèmes.</text:p>
        </text:list-item>
      </text:list>
      <text:p text:style-name="P2"/>
      <text:p text:style-name="Text_20_body"><text:span text:style-name="Strong_20_Emphasis"><text:span text:style-name="T1">2. Business Plan pour les services de création d'application mobile en Flutter :</text:span></text:span></text:p>
      <text:p text:style-name="Text_20_body"><text:span text:style-name="Strong_20_Emphasis"><text:span text:style-name="T1">Résumé exécutif :</text:span></text:span></text:p>
      <text:list xml:id="list1551301815" text:style-name="L7">
        <text:list-item>
          <text:p text:style-name="P31">Présentation succincte de l'entreprise, de son histoire et de sa mission.</text:p>
        </text:list-item>
        <text:list-item>
          <text:p text:style-name="P8">Mettre en avant les services de développement mobile en Flutter.</text:p>
        </text:list-item>
      </text:list>
      <text:p text:style-name="Text_20_body"><text:span text:style-name="Strong_20_Emphasis"><text:span text:style-name="T1">Analyse de marché :</text:span></text:span></text:p>
      <text:list xml:id="list1190161469" text:style-name="L8">
        <text:list-item>
          <text:p text:style-name="P32">Étude du marché des applications mobiles et de la demande pour des solutions en Flutter.</text:p>
        </text:list-item>
        <text:list-item>
          <text:p text:style-name="P9">Analyse de la concurrence et des tendances du secteur.</text:p>
        </text:list-item>
      </text:list>
      <text:p text:style-name="Text_20_body"><text:span text:style-name="Strong_20_Emphasis"><text:span text:style-name="T1">Offre de service :</text:span></text:span></text:p>
      <text:list xml:id="list4253820244" text:style-name="L9">
        <text:list-item>
          <text:p text:style-name="P33">Description détaillée des services de création d'applications mobiles en Flutter.</text:p>
        </text:list-item>
        <text:list-item>
          <text:p text:style-name="P10">Différenciation par rapport à la concurrence et avantages clés.</text:p>
        </text:list-item>
      </text:list>
      <text:p text:style-name="Text_20_body"><text:span text:style-name="Strong_20_Emphasis"><text:span text:style-name="T1">Stratégie de tarification :</text:span></text:span></text:p>
      <text:list xml:id="list1130802940" text:style-name="L10">
        <text:list-item>
          <text:p text:style-name="P34"><text:soft-page-break/>Modèle de tarification (forfait, à l'heure, etc.).</text:p>
        </text:list-item>
        <text:list-item>
          <text:p text:style-name="P11">Justification des prix en fonction de la complexité du projet.</text:p>
        </text:list-item>
      </text:list>
      <text:p text:style-name="Text_20_body"><text:span text:style-name="Strong_20_Emphasis"><text:span text:style-name="T1">Stratégie marketing :</text:span></text:span></text:p>
      <text:list xml:id="list4085811237" text:style-name="L11">
        <text:list-item>
          <text:p text:style-name="P35">Plan de marketing pour promouvoir vos services (site web, réseaux sociaux, etc.).</text:p>
        </text:list-item>
        <text:list-item>
          <text:p text:style-name="P12">Identification des clients cibles et canaux de communication.</text:p>
        </text:list-item>
      </text:list>
      <text:p text:style-name="Text_20_body"><text:span text:style-name="Strong_20_Emphasis"><text:span text:style-name="T1">Équipe et compétences :</text:span></text:span></text:p>
      <text:list xml:id="list2500229191" text:style-name="L12">
        <text:list-item>
          <text:p text:style-name="P36">Présentation de l'équipe dédiée au développement mobile.</text:p>
        </text:list-item>
        <text:list-item>
          <text:p text:style-name="P13">Mise en avant des compétences en Flutter et en développement d'applications mobiles.</text:p>
        </text:list-item>
      </text:list>
      <text:p text:style-name="Text_20_body"><text:span text:style-name="Strong_20_Emphasis"><text:span text:style-name="T1">Projections financières :</text:span></text:span></text:p>
      <text:list xml:id="list878246294" text:style-name="L13">
        <text:list-item>
          <text:p text:style-name="P37">Prévisions de revenus et de dépenses pour les premières années.</text:p>
        </text:list-item>
        <text:list-item>
          <text:p text:style-name="P14">Analyse de rentabilité et seuil de rentabilité.</text:p>
        </text:list-item>
      </text:list>
      <text:p text:style-name="P2"/>
      <text:p text:style-name="P2"/>
      <text:p text:style-name="Text_20_body"><text:span text:style-name="Strong_20_Emphasis"><text:span text:style-name="T1">3. Business Model pour les services de création d'application mobile en Flutter :</text:span></text:span></text:p>
      <text:p text:style-name="Text_20_body"><text:span text:style-name="Strong_20_Emphasis"><text:span text:style-name="T1">Segment de clientèle :</text:span></text:span></text:p>
      <text:list xml:id="list2599581838" text:style-name="L14">
        <text:list-item>
          <text:p text:style-name="P38">Entreprises souhaitant des applications mobiles performantes et évolutives.</text:p>
        </text:list-item>
        <text:list-item>
          <text:p text:style-name="P38">Startups cherchant à créer une présence mobile rapidement.</text:p>
        </text:list-item>
        <text:list-item>
          <text:p text:style-name="P15">Individus ayant des idées d'application et besoin d'aide pour la réalisation.</text:p>
        </text:list-item>
      </text:list>
      <text:p text:style-name="Text_20_body"><text:span text:style-name="Strong_20_Emphasis"><text:span text:style-name="T1">Proposition de valeur :</text:span></text:span></text:p>
      <text:list xml:id="list3012524999" text:style-name="L15">
        <text:list-item>
          <text:p text:style-name="P39">Expertise en développement mobile Flutter.</text:p>
        </text:list-item>
        <text:list-item>
          <text:p text:style-name="P39">Applications sur mesure répondant aux besoins spécifiques des clients.</text:p>
        </text:list-item>
        <text:list-item>
          <text:p text:style-name="P16">Rapidité de développement et de déploiement.</text:p>
        </text:list-item>
      </text:list>
      <text:p text:style-name="Text_20_body"><text:span text:style-name="Strong_20_Emphasis"><text:span text:style-name="T1">Canal de distribution :</text:span></text:span></text:p>
      <text:list xml:id="list198930771" text:style-name="L16">
        <text:list-item>
          <text:p text:style-name="P40">Site web de l'entreprise pour présenter les services.</text:p>
        </text:list-item>
        <text:list-item>
          <text:p text:style-name="P17">Réseaux sociaux et marketing en ligne pour attirer les clients.</text:p>
        </text:list-item>
      </text:list>
      <text:p text:style-name="Text_20_body"><text:span text:style-name="Strong_20_Emphasis"><text:span text:style-name="T1">Sources de revenus :</text:span></text:span></text:p>
      <text:list xml:id="list2257038433" text:style-name="L17">
        <text:list-item>
          <text:p text:style-name="P41">Vente de services de développement d'applications mobiles.</text:p>
        </text:list-item>
        <text:list-item>
          <text:p text:style-name="P18">Tarification basée sur la complexité du projet ou les fonctionnalités.</text:p>
        </text:list-item>
      </text:list>
      <text:p text:style-name="Text_20_body"><text:span text:style-name="Strong_20_Emphasis"><text:span text:style-name="T1">Relations clients :</text:span></text:span></text:p>
      <text:list xml:id="list970514680" text:style-name="L18">
        <text:list-item>
          <text:p text:style-name="P42">Communication étroite avec les clients pour comprendre leurs besoins.</text:p>
        </text:list-item>
        <text:list-item>
          <text:p text:style-name="P19">Suivi régulier tout au long du processus de développement.</text:p>
        </text:list-item>
      </text:list>
      <text:p text:style-name="Text_20_body"><text:span text:style-name="Strong_20_Emphasis"><text:span text:style-name="T1">Partenariats clés :</text:span></text:span></text:p>
      <text:list xml:id="list3467522057" text:style-name="L19">
        <text:list-item>
          <text:p text:style-name="P20">Possibilité de partenariats avec des agences de marketing ou de design pour offrir des solutions complètes.</text:p>
        </text:list-item>
      </text:list>
      <text:p text:style-name="Text_20_body"><text:span text:style-name="Strong_20_Emphasis"><text:span text:style-name="T1">Ressources clés :</text:span></text:span></text:p>
      <text:list xml:id="list3826635811" text:style-name="L20">
        <text:list-item>
          <text:p text:style-name="P43"><text:soft-page-break/>Équipe de développeurs experts en Flutter.</text:p>
        </text:list-item>
        <text:list-item>
          <text:p text:style-name="P43">Outils de développement et de test.</text:p>
        </text:list-item>
        <text:list-item>
          <text:p text:style-name="P21">Plateformes de déploiement et de distribution d'applications.</text:p>
        </text:list-item>
      </text:list>
      <text:p text:style-name="Text_20_body"><text:span text:style-name="Strong_20_Emphasis"><text:span text:style-name="T1">Activités clés :</text:span></text:span></text:p>
      <text:list xml:id="list2688415242" text:style-name="L21">
        <text:list-item>
          <text:p text:style-name="P44">Développement d'applications sur mesure.</text:p>
        </text:list-item>
        <text:list-item>
          <text:p text:style-name="P44">Test, débogage et optimisation.</text:p>
        </text:list-item>
        <text:list-item>
          <text:p text:style-name="P22">Veille technologique pour rester à jour avec les dernières tendances.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7T18:13:59.676727188</meta:creation-date>
    <dc:date>2023-08-17T18:41:16.655722643</dc:date>
    <meta:editing-duration>PT6M5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3" meta:paragraph-count="69" meta:word-count="570" meta:character-count="3695" meta:non-whitespace-character-count="3239"/>
  </office:meta>
</office:document-meta>
</file>